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Hindi1" svg:font-family="'Lohit Hindi'"/>
    <style:font-face style:name="Liberation Mono" svg:font-family="'Liberation Mono'" style:font-family-generic="modern" style:font-pitch="fixed"/>
    <style:font-face style:name="WenQuanYi Micro Hei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00104"/>
    </style:style>
    <style:style style:name="P2" style:family="paragraph" style:parent-style-name="Standard">
      <style:text-properties officeooo:paragraph-rsid="00125c4c"/>
    </style:style>
    <style:style style:name="P3" style:family="paragraph" style:parent-style-name="Standard">
      <style:text-properties style:font-name="Liberation Mono"/>
    </style:style>
    <style:style style:name="P4" style:family="paragraph" style:parent-style-name="Standard">
      <style:text-properties style:font-name="Liberation Mono" officeooo:rsid="0014122d" officeooo:paragraph-rsid="0014122d"/>
    </style:style>
    <style:style style:name="P5" style:family="paragraph" style:parent-style-name="Standard">
      <style:text-properties style:font-name="Liberation Mono" officeooo:rsid="0014122d" officeooo:paragraph-rsid="0019c766"/>
    </style:style>
    <style:style style:name="P6" style:family="paragraph" style:parent-style-name="Standard">
      <style:text-properties style:font-name="Liberation Mono" officeooo:rsid="0014122d" officeooo:paragraph-rsid="002574b8"/>
    </style:style>
    <style:style style:name="P7" style:family="paragraph" style:parent-style-name="Standard">
      <style:text-properties style:font-name="Liberation Mono" officeooo:rsid="0014122d" officeooo:paragraph-rsid="0062bc4f"/>
    </style:style>
    <style:style style:name="P8" style:family="paragraph" style:parent-style-name="Standard">
      <style:text-properties style:font-name="Liberation Mono" officeooo:paragraph-rsid="00100104"/>
    </style:style>
    <style:style style:name="P9" style:family="paragraph" style:parent-style-name="Standard">
      <style:text-properties style:font-name="Liberation Mono" officeooo:paragraph-rsid="001ee003"/>
    </style:style>
    <style:style style:name="P10" style:family="paragraph" style:parent-style-name="Standard">
      <style:text-properties style:font-name="Liberation Mono" officeooo:rsid="00274d79" officeooo:paragraph-rsid="00274d79"/>
    </style:style>
    <style:style style:name="P11" style:family="paragraph" style:parent-style-name="Standard">
      <style:text-properties style:font-name="Liberation Mono" officeooo:rsid="00274d79" officeooo:paragraph-rsid="002bdff3"/>
    </style:style>
    <style:style style:name="P12" style:family="paragraph" style:parent-style-name="Standard">
      <style:text-properties style:font-name="Liberation Mono" officeooo:rsid="002b6d83" officeooo:paragraph-rsid="002b6d83"/>
    </style:style>
    <style:style style:name="P13" style:family="paragraph" style:parent-style-name="Standard">
      <style:text-properties style:font-name="Liberation Mono" officeooo:rsid="002fcbf6" officeooo:paragraph-rsid="002fcbf6"/>
    </style:style>
    <style:style style:name="P14" style:family="paragraph" style:parent-style-name="Standard">
      <style:text-properties style:font-name="Liberation Mono" officeooo:rsid="0031c83a" officeooo:paragraph-rsid="0031c83a"/>
    </style:style>
    <style:style style:name="P15" style:family="paragraph" style:parent-style-name="Standard">
      <style:text-properties style:font-name="Liberation Mono" officeooo:rsid="0029914a"/>
    </style:style>
    <style:style style:name="P16" style:family="paragraph" style:parent-style-name="Standard">
      <style:text-properties style:font-name="Liberation Mono" fo:font-weight="bold" officeooo:rsid="0014122d" officeooo:paragraph-rsid="0014122d" style:font-weight-asian="bold" style:font-weight-complex="bold"/>
    </style:style>
    <style:style style:name="P17" style:family="paragraph" style:parent-style-name="Standard">
      <style:text-properties style:font-name="Liberation Mono" fo:font-weight="bold" officeooo:rsid="0014122d" officeooo:paragraph-rsid="002574b8" style:font-weight-asian="bold" style:font-weight-complex="bold"/>
    </style:style>
    <style:style style:name="P18" style:family="paragraph" style:parent-style-name="Standard">
      <style:text-properties officeooo:paragraph-rsid="001ee003"/>
    </style:style>
    <style:style style:name="P19" style:family="paragraph" style:parent-style-name="Standard">
      <style:text-properties fo:color="#6666ff" style:font-name="Liberation Mono" officeooo:rsid="0029eece" officeooo:paragraph-rsid="0029eece"/>
    </style:style>
    <style:style style:name="P20" style:family="paragraph" style:parent-style-name="Standard">
      <style:text-properties fo:color="#6666ff" style:font-name="Liberation Mono" officeooo:rsid="00274d79" officeooo:paragraph-rsid="00274d79"/>
    </style:style>
    <style:style style:name="P21" style:family="paragraph" style:parent-style-name="Standard">
      <style:text-properties fo:color="#000000" style:font-name="Liberation Mono" officeooo:rsid="0031c83a" officeooo:paragraph-rsid="0031c83a"/>
    </style:style>
    <style:style style:name="P22" style:family="paragraph" style:parent-style-name="Standard">
      <style:text-properties fo:color="#000000" style:font-name="Liberation Mono" officeooo:rsid="0035b114" officeooo:paragraph-rsid="0035b114"/>
    </style:style>
    <style:style style:name="P23" style:family="paragraph" style:parent-style-name="Standard">
      <style:text-properties fo:color="#000000" style:font-name="Liberation Mono" officeooo:rsid="0035b114" officeooo:paragraph-rsid="005dde22"/>
    </style:style>
    <style:style style:name="P24" style:family="paragraph" style:parent-style-name="Standard">
      <style:text-properties fo:color="#000000" style:font-name="Liberation Mono" officeooo:rsid="0038c37f" officeooo:paragraph-rsid="0038c37f"/>
    </style:style>
    <style:style style:name="P25" style:family="paragraph" style:parent-style-name="Standard">
      <style:text-properties fo:color="#000000" style:font-name="Liberation Mono" officeooo:rsid="003a2f2d" officeooo:paragraph-rsid="003a2f2d"/>
    </style:style>
    <style:style style:name="P26" style:family="paragraph" style:parent-style-name="Standard">
      <style:text-properties fo:color="#000000" style:font-name="Liberation Mono" officeooo:rsid="003f6ae3" officeooo:paragraph-rsid="003f6ae3"/>
    </style:style>
    <style:style style:name="P27" style:family="paragraph" style:parent-style-name="Standard">
      <style:text-properties fo:color="#000000" style:font-name="Liberation Mono" officeooo:rsid="00412ca0" officeooo:paragraph-rsid="00412ca0"/>
    </style:style>
    <style:style style:name="P28" style:family="paragraph" style:parent-style-name="Standard">
      <style:text-properties fo:color="#000000" style:font-name="Liberation Mono" officeooo:rsid="0036c412" officeooo:paragraph-rsid="0035b114"/>
    </style:style>
    <style:style style:name="P29" style:family="paragraph" style:parent-style-name="Standard">
      <style:text-properties fo:color="#000000" style:font-name="Liberation Mono" officeooo:rsid="00498ff7" officeooo:paragraph-rsid="00498ff7"/>
    </style:style>
    <style:style style:name="P30" style:family="paragraph" style:parent-style-name="Standard">
      <style:text-properties fo:color="#000000" style:font-name="Liberation Mono" officeooo:rsid="004c94b8" officeooo:paragraph-rsid="004c94b8"/>
    </style:style>
    <style:style style:name="P31" style:family="paragraph" style:parent-style-name="Standard">
      <style:text-properties fo:color="#000000" style:font-name="Liberation Mono" fo:font-weight="bold" officeooo:rsid="004c94b8" officeooo:paragraph-rsid="004c94b8" style:font-weight-asian="bold" style:font-weight-complex="bold"/>
    </style:style>
    <style:style style:name="P32" style:family="paragraph" style:parent-style-name="Standard">
      <style:text-properties fo:color="#000000" style:font-name="Liberation Mono" fo:font-weight="bold" officeooo:rsid="0047fac8" officeooo:paragraph-rsid="0047fac8" style:font-weight-asian="bold" style:font-weight-complex="bold"/>
    </style:style>
    <style:style style:name="P33" style:family="paragraph" style:parent-style-name="Standard">
      <style:text-properties fo:color="#000000" style:font-name="Liberation Mono" fo:font-weight="bold" officeooo:rsid="003a2f2d" officeooo:paragraph-rsid="003a2f2d" style:font-weight-asian="bold" style:font-weight-complex="bold"/>
    </style:style>
    <style:style style:name="P34" style:family="paragraph" style:parent-style-name="Standard">
      <style:text-properties fo:color="#000000" style:font-name="Liberation Mono" fo:font-weight="bold" officeooo:rsid="00599a9d" officeooo:paragraph-rsid="00599a9d" style:font-weight-asian="bold" style:font-weight-complex="bold"/>
    </style:style>
    <style:style style:name="P35" style:family="paragraph" style:parent-style-name="Standard">
      <style:text-properties fo:color="#000000" style:font-name="Liberation Mono" fo:font-weight="bold" officeooo:rsid="005af575" officeooo:paragraph-rsid="005af575" style:font-weight-asian="bold" style:font-weight-complex="bold"/>
    </style:style>
    <style:style style:name="P36" style:family="paragraph" style:parent-style-name="Standard">
      <style:text-properties fo:color="#000000" style:font-name="Liberation Mono" officeooo:rsid="005af575" officeooo:paragraph-rsid="005af575"/>
    </style:style>
    <style:style style:name="P37" style:family="paragraph" style:parent-style-name="Standard">
      <style:text-properties fo:color="#000000" style:font-name="Liberation Mono" officeooo:rsid="005cb148" officeooo:paragraph-rsid="005cb148"/>
    </style:style>
    <style:style style:name="P38" style:family="paragraph" style:parent-style-name="Standard">
      <style:text-properties fo:color="#000000" style:font-name="Liberation Mono" fo:font-weight="normal" officeooo:rsid="006115c2" officeooo:paragraph-rsid="006115c2" style:font-weight-asian="normal" style:font-weight-complex="normal"/>
    </style:style>
    <style:style style:name="P39" style:family="paragraph" style:parent-style-name="Standard">
      <style:text-properties fo:color="#000000" style:font-name="Liberation Mono" fo:font-weight="normal" officeooo:rsid="0062b935" officeooo:paragraph-rsid="0062b935" style:font-weight-asian="normal" style:font-weight-complex="normal"/>
    </style:style>
    <style:style style:name="P40" style:family="paragraph" style:parent-style-name="Standard">
      <style:text-properties fo:color="#000000" style:font-name="Liberation Mono" officeooo:rsid="006115c2" officeooo:paragraph-rsid="006115c2"/>
    </style:style>
    <style:style style:name="P41" style:family="paragraph" style:parent-style-name="Standard">
      <style:text-properties fo:color="#000000" style:font-name="Arial" fo:font-size="10pt" officeooo:rsid="003a2f2d" officeooo:paragraph-rsid="003a2f2d"/>
    </style:style>
    <style:style style:name="P42" style:family="paragraph" style:parent-style-name="Standard">
      <style:text-properties fo:color="#ff3333" style:font-name="Liberation Mono" officeooo:rsid="0031c83a" officeooo:paragraph-rsid="0031c83a"/>
    </style:style>
    <style:style style:name="P43" style:family="paragraph" style:parent-style-name="Preformatted_20_Text">
      <style:text-properties fo:color="#000000" style:font-name="Liberation Mono" officeooo:rsid="003a2f2d" officeooo:paragraph-rsid="003a2f2d"/>
    </style:style>
    <style:style style:name="P44" style:family="paragraph" style:parent-style-name="Preformatted_20_Text">
      <style:text-properties fo:color="#000000" style:font-name="Liberation Mono" officeooo:rsid="0031c83a" officeooo:paragraph-rsid="0031c83a"/>
    </style:style>
    <style:style style:name="P45" style:family="paragraph" style:parent-style-name="Preformatted_20_Text">
      <style:paragraph-properties fo:margin-top="0cm" fo:margin-bottom="0.499cm" style:contextual-spacing="false"/>
    </style:style>
    <style:style style:name="P46" style:family="paragraph" style:parent-style-name="Standard">
      <style:text-properties fo:color="#000000" style:font-name="Liberation Mono" fo:font-weight="bold" officeooo:rsid="00412ca0" officeooo:paragraph-rsid="00412ca0" style:font-weight-asian="bold" style:font-weight-complex="bold"/>
    </style:style>
    <style:style style:name="P47" style:family="paragraph" style:parent-style-name="Standard">
      <style:text-properties fo:color="#000000" style:font-name="Liberation Mono" fo:font-weight="bold" officeooo:rsid="005af575" officeooo:paragraph-rsid="005af575" style:font-weight-asian="bold" style:font-weight-complex="bold"/>
    </style:style>
    <style:style style:name="P48" style:family="paragraph" style:parent-style-name="Standard">
      <style:text-properties fo:color="#000000" style:font-name="Liberation Mono" officeooo:rsid="0060d349" officeooo:paragraph-rsid="0060d349"/>
    </style:style>
    <style:style style:name="P49" style:family="paragraph" style:parent-style-name="Standard">
      <style:text-properties fo:color="#000000" style:font-name="Liberation Mono" officeooo:rsid="00655c12" officeooo:paragraph-rsid="00655c12"/>
    </style:style>
    <style:style style:name="P50" style:family="paragraph" style:parent-style-name="Standard">
      <style:text-properties fo:color="#000000" style:font-name="Liberation Mono" officeooo:rsid="006115c2" officeooo:paragraph-rsid="006115c2"/>
    </style:style>
    <style:style style:name="P51" style:family="paragraph" style:parent-style-name="Standard">
      <style:text-properties fo:color="#000000" style:font-name="Liberation Mono" officeooo:rsid="006bb827" officeooo:paragraph-rsid="006bb827"/>
    </style:style>
    <style:style style:name="P52" style:family="paragraph" style:parent-style-name="Standard">
      <style:text-properties fo:color="#000000" style:font-name="Liberation Mono" officeooo:rsid="005af575" officeooo:paragraph-rsid="005af575"/>
    </style:style>
    <style:style style:name="P53" style:family="paragraph" style:parent-style-name="Standard">
      <style:text-properties fo:color="#000000" style:font-name="Liberation Mono" officeooo:rsid="006d5e47" officeooo:paragraph-rsid="006d5e47"/>
    </style:style>
    <style:style style:name="P54" style:family="paragraph" style:parent-style-name="Standard">
      <style:text-properties fo:color="#3333ff" style:font-name="Liberation Mono" officeooo:rsid="00655c12" officeooo:paragraph-rsid="00655c12"/>
    </style:style>
    <style:style style:name="P55" style:family="paragraph" style:parent-style-name="Standard">
      <style:text-properties officeooo:paragraph-rsid="00527d2a"/>
    </style:style>
    <style:style style:name="P56" style:family="paragraph" style:parent-style-name="Standard">
      <style:text-properties officeooo:rsid="0069c85b" officeooo:paragraph-rsid="0069c85b"/>
    </style:style>
    <style:style style:name="T1" style:family="text">
      <style:text-properties officeooo:rsid="00125c4c"/>
    </style:style>
    <style:style style:name="T2" style:family="text">
      <style:text-properties officeooo:rsid="0014122d"/>
    </style:style>
    <style:style style:name="T3" style:family="text">
      <style:text-properties style:font-name="Liberation Mono"/>
    </style:style>
    <style:style style:name="T4" style:family="text">
      <style:text-properties style:font-name="Liberation Mono" officeooo:rsid="0014122d"/>
    </style:style>
    <style:style style:name="T5" style:family="text">
      <style:text-properties style:font-name="Liberation Mono" officeooo:rsid="00108501"/>
    </style:style>
    <style:style style:name="T6" style:family="text">
      <style:text-properties style:font-name="Liberation Mono" officeooo:rsid="0017cfbf"/>
    </style:style>
    <style:style style:name="T7" style:family="text">
      <style:text-properties style:font-name="Liberation Mono" officeooo:rsid="001ee003"/>
    </style:style>
    <style:style style:name="T8" style:family="text">
      <style:text-properties style:font-name="Liberation Mono" officeooo:rsid="001e22d3"/>
    </style:style>
    <style:style style:name="T9" style:family="text">
      <style:text-properties style:font-name="Liberation Mono" officeooo:rsid="002e90c2"/>
    </style:style>
    <style:style style:name="T10" style:family="text">
      <style:text-properties style:font-name="Liberation Mono" officeooo:rsid="002b6d83"/>
    </style:style>
    <style:style style:name="T11" style:family="text">
      <style:text-properties officeooo:rsid="001511df"/>
    </style:style>
    <style:style style:name="T12" style:family="text">
      <style:text-properties officeooo:rsid="001e22d3"/>
    </style:style>
    <style:style style:name="T13" style:family="text">
      <style:text-properties officeooo:rsid="001ee003"/>
    </style:style>
    <style:style style:name="T14" style:family="text">
      <style:text-properties officeooo:rsid="00274d79"/>
    </style:style>
    <style:style style:name="T15" style:family="text">
      <style:text-properties fo:color="#ff3333"/>
    </style:style>
    <style:style style:name="T16" style:family="text">
      <style:text-properties fo:color="#ff3333" officeooo:rsid="002bdff3"/>
    </style:style>
    <style:style style:name="T17" style:family="text">
      <style:text-properties fo:color="#ff3333" officeooo:rsid="003d84fe"/>
    </style:style>
    <style:style style:name="T18" style:family="text">
      <style:text-properties fo:color="#ff3333" style:font-name="Liberation Mono" officeooo:rsid="002b6d83"/>
    </style:style>
    <style:style style:name="T19" style:family="text">
      <style:text-properties officeooo:rsid="0029eece"/>
    </style:style>
    <style:style style:name="T20" style:family="text">
      <style:text-properties officeooo:rsid="002b6d83"/>
    </style:style>
    <style:style style:name="T21" style:family="text">
      <style:text-properties officeooo:rsid="002bdff3"/>
    </style:style>
    <style:style style:name="T22" style:family="text">
      <style:text-properties officeooo:rsid="002fb022"/>
    </style:style>
    <style:style style:name="T23" style:family="text">
      <style:text-properties officeooo:rsid="002fcbf6"/>
    </style:style>
    <style:style style:name="T24" style:family="text">
      <style:text-properties officeooo:rsid="0031c83a"/>
    </style:style>
    <style:style style:name="T25" style:family="text">
      <style:text-properties officeooo:rsid="0036c412"/>
    </style:style>
    <style:style style:name="T26" style:family="text">
      <style:text-properties officeooo:rsid="0039b4f6"/>
    </style:style>
    <style:style style:name="T27" style:family="text">
      <style:text-properties officeooo:rsid="00412ca0"/>
    </style:style>
    <style:style style:name="T28" style:family="text">
      <style:text-properties officeooo:rsid="004341b0"/>
    </style:style>
    <style:style style:name="T29" style:family="text">
      <style:text-properties officeooo:rsid="00566ccc"/>
    </style:style>
    <style:style style:name="T30" style:family="text">
      <style:text-properties officeooo:rsid="005973a4"/>
    </style:style>
    <style:style style:name="T31" style:family="text">
      <style:text-properties officeooo:rsid="005daad5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fo:font-size="12pt" officeooo:rsid="005ed886" style:font-size-asian="12pt" style:font-size-complex="12pt"/>
    </style:style>
    <style:style style:name="T34" style:family="text">
      <style:text-properties officeooo:rsid="006115c2"/>
    </style:style>
    <style:style style:name="T35" style:family="text">
      <style:text-properties fo:color="#6666ff"/>
    </style:style>
    <style:style style:name="T36" style:family="text">
      <style:text-properties officeooo:rsid="0062bc4f"/>
    </style:style>
    <style:style style:name="T37" style:family="text">
      <style:text-properties officeooo:rsid="0063b7c3"/>
    </style:style>
    <style:style style:name="T38" style:family="text">
      <style:text-properties officeooo:rsid="006d5e4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Source_20_Text">export</text:span> <text:span text:style-name="Source_20_Text">FIDDIR="."</text:span></text:p>
      <text:p text:style-name="Standard"><text:span text:style-name="Source_20_Text">export</text:span> <text:span text:style-name="Source_20_Text">IMGDIR="."</text:span></text:p>
      <text:p text:style-name="Standard"><text:span text:style-name="Source_20_Text">export</text:span> <text:span text:style-name="Source_20_Text">LD_LIBRARY_PATH=$LD_LIBRARY_PATH:/axiom2/projects/software/arch/linux-x86_64-glibc2_3/matlab2010b/runtime/glnxa64:/axiom2/projects/software/arch/linux-x86_64-glibc2_3/matlab2010b/bin/glnxa64:/projects/souris/jbishop/bin;</text:span></text:p>
      <text:p text:style-name="P8"/>
      <text:p text:style-name="P8"/>
      <text:p text:style-name="P8">***<text:span text:style-name="T11">it is easier to just delete the unwanted files first***</text:span></text:p>
      <text:p text:style-name="P8"/>
      <text:p text:style-name="P1"><text:span text:style-name="Source_20_Text"><text:span text:style-name="T3">for</text:span></text:span><text:span text:style-name="T3"> </text:span><text:span text:style-name="Source_20_Text"><text:span text:style-name="T3">i in</text:span></text:span><text:span text:style-name="T3"> </text:span><text:span text:style-name="T6">{1..16}</text:span><text:span text:style-name="Source_20_Text"><text:span text:style-name="T3">; do</text:span></text:span><text:span text:style-name="T3"> </text:span><text:span text:style-name="Source_20_Text"><text:span text:style-name="T3">echo</text:span></text:span><text:span text:style-name="T3"> </text:span><text:span text:style-name="Source_20_Text"><text:span text:style-name="T3">mincconcat -concat_dimension time</text:span></text:span><text:span text:style-name="T3"> </text:span><text:span text:style-name="Source_20_Text"><text:span text:style-name="T3">DW_Recon.${i}.</text:span></text:span><text:span text:style-name="Source_20_Text"><text:span text:style-name="T5">*</text:span></text:span><text:span text:style-name="Source_20_Text"><text:span text:style-name="T3">.mnc DW_Recon.${i}.mnc -clobber; </text:span></text:span><text:span text:style-name="T4">done </text:span><text:span text:style-name="Source_20_Text"><text:span text:style-name="T3">| parallel;</text:span></text:span></text:p>
      <text:p text:style-name="P1"/>
      <text:p text:style-name="P1"><text:span text:style-name="Source_20_Text"><text:span text:style-name="T3">***</text:span></text:span><text:span text:style-name="Source_20_Text"><text:span text:style-name="T7">make high b***</text:span></text:span></text:p>
      <text:p text:style-name="P18"><text:span text:style-name="Source_20_Text"><text:span text:style-name="T3">for</text:span></text:span><text:span text:style-name="T3"> </text:span><text:span text:style-name="Source_20_Text"><text:span text:style-name="T3">i in</text:span></text:span><text:span text:style-name="T3"> </text:span><text:span text:style-name="T9">{1..16}</text:span><text:span text:style-name="Source_20_Text"><text:span text:style-name="T3">; do</text:span></text:span><text:span text:style-name="T3"> </text:span><text:span text:style-name="Source_20_Text"><text:span text:style-name="T3">echo</text:span></text:span><text:span text:style-name="T3"> </text:span><text:span text:style-name="Source_20_Text"><text:span text:style-name="T3">mincreshape -2 -quiet -clobber -dimrange time=1,</text:span></text:span><text:span text:style-name="Source_20_Text"><text:span text:style-name="T5">60</text:span></text:span><text:span text:style-name="Source_20_Text"> DW_Recon.${i}.mnc tmp_${i}; done</text:span> <text:span text:style-name="Source_20_Text">| parallel -</text:span><text:span text:style-name="Source_20_Text"><text:span text:style-name="T12">j 6</text:span></text:span><text:span text:style-name="Source_20_Text">; for</text:span> <text:span text:style-name="Source_20_Text">i in</text:span> <text:span text:style-name="Source_20_Text"><text:span text:style-name="T3">`seq</text:span></text:span><text:span text:style-name="T3"> </text:span><text:span text:style-name="Source_20_Text"><text:span text:style-name="T3">1 16`; do mincaverage -2 -quiet -clobber -avgdim time</text:span></text:span><text:span text:style-name="T3"> </text:span><text:span text:style-name="Source_20_Text"><text:span text:style-name="T3">tmp_${i} DW_Recon.${i}_highb.mnc; done; </text:span></text:span><text:span text:style-name="Source_20_Text"><text:span text:style-name="T7"># do this after to save time </text:span></text:span><text:span text:style-name="Source_20_Text"><text:span text:style-name="T3">rm</text:span></text:span><text:span text:style-name="T3"> </text:span><text:span text:style-name="Source_20_Text"><text:span text:style-name="T3">tmp_*;</text:span></text:span></text:p>
      <text:p text:style-name="P9"/>
      <text:p text:style-name="P9">***<text:span text:style-name="T13">make b0***</text:span></text:p>
      <text:p text:style-name="P18"><text:span text:style-name="Source_20_Text"><text:span text:style-name="T3">for</text:span></text:span><text:span text:style-name="T3"> </text:span><text:span text:style-name="Source_20_Text"><text:span text:style-name="T3">i in</text:span></text:span><text:span text:style-name="T3"> </text:span><text:span text:style-name="T9">{1..16}</text:span><text:span text:style-name="Source_20_Text"><text:span text:style-name="T3">; do</text:span></text:span><text:span text:style-name="T3"> </text:span><text:span text:style-name="Source_20_Text"><text:span text:style-name="T3">echo</text:span></text:span><text:span text:style-name="T3"> </text:span><text:span text:style-name="Source_20_Text"><text:span text:style-name="T3">mincreshape -2 -quiet -clobber -dimrange time=</text:span></text:span><text:span text:style-name="Source_20_Text"><text:span text:style-name="T5">6</text:span></text:span><text:span text:style-name="Source_20_Text"><text:span text:style-name="T3">1,5 DW_Recon.${i}.mnc tmp_${i}; done</text:span></text:span><text:span text:style-name="T3"> </text:span><text:span text:style-name="Source_20_Text"><text:span text:style-name="T3">| parallel -</text:span></text:span><text:span text:style-name="Source_20_Text"><text:span text:style-name="T8">j 6</text:span></text:span><text:span text:style-name="Source_20_Text"><text:span text:style-name="T3">; for</text:span></text:span><text:span text:style-name="T3"> </text:span><text:span text:style-name="Source_20_Text"><text:span text:style-name="T3">i in</text:span></text:span><text:span text:style-name="T3"> </text:span><text:span text:style-name="Source_20_Text"><text:span text:style-name="T3">`seq</text:span></text:span><text:span text:style-name="T3"> </text:span><text:span text:style-name="Source_20_Text"><text:span text:style-name="T3">1 16`;</text:span></text:span><text:span text:style-name="Source_20_Text"> do mincaverage -2 -quiet -clobber -avgdim time</text:span> <text:span text:style-name="Source_20_Text">tmp_${i} DW_Recon.${i}_b0.mnc; done; rm</text:span> <text:span text:style-name="Source_20_Text">tmp_*;</text:span></text:p>
      <text:p text:style-name="Standard"/>
      <text:p text:style-name="P2"><text:span text:style-name="Source_20_Text">export</text:span> <text:span text:style-name="Source_20_Text">TMPDIR="</text:span><text:span text:style-name="Source_20_Text"><text:span text:style-name="T1">/hpf/largeprojects/MICe/kchu/fid/21oct16.fid_20161021T151945/21oct16.fid_subset</text:span></text:span><text:span text:style-name="Source_20_Text">/tmp/"; export</text:span> <text:span text:style-name="Source_20_Text">PATH="/home/jscholz/bin/micescripts:$PATH"; source</text:span> <text:span text:style-name="Source_20_Text">/etc/fsl/5.0/fsl.sh</text:span></text:p>
      <text:p text:style-name="Standard"/>
      <text:p text:style-name="P15">***making the FSL nii.gz files***</text:p>
      <text:p text:style-name="Standard"><text:bookmark-start text:name="__DdeLink__1_719528740"/><text:span text:style-name="Source_20_Text">for</text:span> <text:span text:style-name="Source_20_Text">file</text:span> <text:span text:style-name="Source_20_Text">in</text:span> <text:span text:style-name="Source_20_Text">*.mnc; do</text:span> <text:span text:style-name="Source_20_Text">base=`basename</text:span> <text:span text:style-name="Source_20_Text">$file</text:span> <text:span text:style-name="Source_20_Text">.mnc`; </text:span><text:span text:style-name="Source_20_Text"><text:span text:style-name="T28">echo</text:span></text:span><text:span text:style-name="Source_20_Text"> ~jscholz/bin/micescripts/miceconvert</text:span> <text:span text:style-name="Source_20_Text">$file</text:span> <text:span text:style-name="Source_20_Text">${base}_FSL; done</text:span> <text:span text:style-name="Source_20_Text">| parallel</text:span><text:bookmark-end text:name="__DdeLink__1_719528740"/></text:p>
      <text:p text:style-name="Standard"/>
      <text:p text:style-name="Standard"><text:span text:style-name="Source_20_Text"><text:span text:style-name="T26">(</text:span></text:span><text:span text:style-name="Source_20_Text">for</text:span> <text:span text:style-name="Source_20_Text">file</text:span> <text:span text:style-name="Source_20_Text">in</text:span> <text:span text:style-name="Source_20_Text">*_FSL.nii.gz; do</text:span> <text:span text:style-name="Source_20_Text">base=`basename</text:span> <text:span text:style-name="Source_20_Text">$file</text:span> <text:span text:style-name="Source_20_Text">.nii.gz`; echo</text:span> <text:span text:style-name="Source_20_Text">fslmaths $file</text:span> <text:span text:style-name="Source_20_Text">-Tmean -mul 0 -add 1 ${base}_mask; done</text:span> <text:span text:style-name="Source_20_Text">| parallel</text:span><text:span text:style-name="Source_20_Text"><text:span text:style-name="T26">)</text:span></text:span></text:p>
      <text:p text:style-name="Standard"/>
      <text:p text:style-name="P3">***<text:span text:style-name="T2">edit bvecs and bvals file to subset values***</text:span></text:p>
      <text:p text:style-name="P3"/>
      <text:p text:style-name="P4">mincmath -seg -const2 a 1000000 *_highb.mnc *_mask.mnc -clobber</text:p>
      <text:p text:style-name="P4"/>
      <text:p text:style-name="P4">mincmorph -successive EEEEDDDDDD *_mask.mnc *_mask.morph.mnc -clobber</text:p>
      <text:p text:style-name="P4"/>
      <text:p text:style-name="P5"><text:span text:style-name="Source_20_Text">for</text:span> <text:span text:style-name="Source_20_Text">file</text:span> <text:span text:style-name="Source_20_Text">in</text:span> <text:span text:style-name="Source_20_Text">*.mnc; do</text:span> <text:span text:style-name="Source_20_Text">base=`basename</text:span> <text:span text:style-name="Source_20_Text">$file</text:span> <text:span text:style-name="Source_20_Text">.mnc`; echo</text:span> <text:span text:style-name="Source_20_Text">~jscholz/bin/micescripts/miceconvert</text:span> <text:span text:style-name="Source_20_Text">$file</text:span> <text:span text:style-name="Source_20_Text">${base}_FSL; done</text:span> <text:span text:style-name="Source_20_Text">| parallel</text:span></text:p>
      <text:p text:style-name="P4"/>
      <text:p text:style-name="P4"><text:soft-page-break/>***open amico script in matlab***</text:p>
      <text:p text:style-name="P4"/>
      <text:p text:style-name="P4">AMICO_fsl2scheme bvals bvecs 21oct16_subset1.scheme</text:p>
      <text:p text:style-name="P4"/>
      <text:p text:style-name="P16">***<text:span text:style-name="T23">coverting AMICO files from nii to mnc***</text:span></text:p>
      <text:p text:style-name="P13">for i in 2 3 5 6 7 8 9 11 12 14 15; do cd /hpf/largeprojects/MICe/kchu/fid/21oct16.fid_20161021T151945/21oct16.fid_official/AMICO_results_official_brain${i}; gzip *.nii; done;</text:p>
      <text:p text:style-name="P13"/>
      <text:p text:style-name="P13">for i in 2 3 5 6 7 8 9 11 12 14 15; do for j in dir ICVF ISOVF OD; do cd /hpf/largeprojects/MICe/kchu/fid/21oct16.fid_20161021T151945/21oct16.fid_official/AMICO_results_official_brain${i}; <text:span text:style-name="T30">echo</text:span> ~jscholz/bin/micescripts/miceconvert FIT_${j}_official_brain${i}.nii.gz FIT_${j}_official_brain${i}.mnc; done; done</text:p>
      <text:p text:style-name="P4"/>
      <text:p text:style-name="P16">***<text:span text:style-name="T22">Distortion Correcting AMICO files***</text:span></text:p>
      <text:p text:style-name="P13">for i in 2 3 5 6 7 8 9 <text:span text:style-name="T29">10 </text:span>11 12 14 15; do cd /hpf/largeprojects/MICe/kchu/fid/21oct16.fid_20161021T151945/21oct16.fid_official/AMICO_results_official_brain${i}; for j in dir ICVF ISOVF OD; do /micehome/matthijs/32-bit/bin/distortion_correction_september_2014.pl -output-dir /hpf/largeprojects/MICe/kchu/fid/21oct16.fid_20161021T151945/21oct16.fid_official/Distortion_Corrected_AMICO_brain${i}/ FIT_${j}_official_brain${i}.mnc:${i}; done; done</text:p>
      <text:p text:style-name="P6"/>
      <text:p text:style-name="P17">***<text:span text:style-name="T14">TRANSFORMING AMICO FILES***</text:span></text:p>
      <text:p text:style-name="P6"><text:span text:style-name="Source_20_Text">for</text:span> <text:span text:style-name="Source_20_Text">i in</text:span> <text:span text:style-name="Source_20_Text">*dist_corr; do</text:span> <text:span text:style-name="Source_20_Text">xfmconcat ${i}/transforms/${i}_to_basket_mouse_brain_78micron_lsq6_0.xfm ${i}/transforms/${i}-avg-lsq12.xfm ${i}/transforms/${i}-final-nlin.xfm ${i}/transforms/${i}_from_native.xfm; done</text:span> <text:span text:style-name="Source_20_Text">| parallel</text:span></text:p>
      <text:p text:style-name="P6"/>
      <text:p text:style-name="P7"><text:span text:style-name="Source_20_Text"><text:span text:style-name="T36">for k in 1pe15_3j30 1j30_1pe15_2j30 2pe15_2j30 1j30_1pe15_1j30_1pe15 1pe15_1j30_1pe15_1j30 1pe15_2j30_1pe15; do for i in 2 3 5 6 7 8 9 10 11 12; do for j in OD ICVF ISOVF dir; do echo mincresample -like /hpf/largeprojects/MICe/kchu/mecp2_all_nlin/mecp2_all-nlin-3.mnc -transformation /hpf/largeprojects/MICe/kchu/mecp2_all_processed/DW_Recon.${i}_03feb17_b0.sept2014_dist_corr/transforms/*from_native.xfm /hpf/largeprojects/MICe/kchu/fid/03feb17.fid/03feb17.fid_official/direction_${k}/Distortion_Corrected_AMICO_brain${i}/FIT_${j}_official_${k}_brain${i}.sept2014_dist_corr.mnc /hpf/largeprojects/MICe/kchu/fid/03feb17.fid/03feb17.fid_official/direction_${k}/Distortion_Corrected_AMICO_brain${i}/FIT_${j}_official_${k}_brain${i}_xfm.mnc; done | parallel; done; done</text:span></text:span></text:p>
      <text:p text:style-name="P20">Note: RED means you might have to change the files names</text:p>
      <text:p text:style-name="P10"/>
      <text:p text:style-name="P10"><text:span text:style-name="Source_20_Text">for</text:span> <text:span text:style-name="Source_20_Text">i in</text:span> <text:span text:style-name="Source_20_Text">*_xfm.mnc; do</text:span> <text:span text:style-name="Source_20_Text">base=`basename</text:span> <text:span text:style-name="Source_20_Text">$i .mnc`; echo</text:span> <text:span text:style-name="Source_20_Text">mincblur -fwhm </text:span><text:soft-page-break/><text:span text:style-name="Source_20_Text">0.2 $i ${base}; done</text:span> <text:span text:style-name="Source_20_Text">| parallel</text:span></text:p>
      <text:p text:style-name="P10"/>
      <text:p text:style-name="P10"><text:span text:style-name="Source_20_Text">***</text:span><text:span text:style-name="Source_20_Text"><text:span text:style-name="T21">renaming AMICO output files with a useful for loop***</text:span></text:span></text:p>
      <text:p text:style-name="P11"><text:span text:style-name="Source_20_Text"><text:span text:style-name="T21">for i in </text:span></text:span><text:span text:style-name="Source_20_Text"><text:span text:style-name="T16">2 3 5 6 7 8 9 11 12 14 15</text:span></text:span><text:span text:style-name="Source_20_Text"><text:span text:style-name="T21">; do for j in dir ICVF ISOVF OD; do cd /hpf/largeprojects/MICe/kchu/fid/21oct16.fid_20161021T151945/21oct16.fid_</text:span></text:span><text:span text:style-name="Source_20_Text"><text:span text:style-name="T16">subset8</text:span></text:span><text:span text:style-name="Source_20_Text"><text:span text:style-name="T21">/AMICO_results_</text:span></text:span><text:span text:style-name="Source_20_Text"><text:span text:style-name="T16">subset8</text:span></text:span><text:span text:style-name="Source_20_Text"><text:span text:style-name="T21">_brain${i}; mv FIT_${j}.nii FIT_${j}_</text:span></text:span><text:span text:style-name="Source_20_Text"><text:span text:style-name="T16">s8</text:span></text:span><text:span text:style-name="Source_20_Text"><text:span text:style-name="T21">_brain${i}.nii; done; done</text:span></text:span></text:p>
      <text:p text:style-name="P10"/>
      <text:p text:style-name="P10">***<text:span text:style-name="T19">when using MAGet.py to get atlas on the brains***</text:span></text:p>
      <text:p text:style-name="P19">first make sure you have your files needed stored/copied to a much shorter directory name (this is just how MAGet works) <text:span text:style-name="T20">and then work in that directory</text:span></text:p>
      <text:p text:style-name="P55"><text:span text:style-name="T10">MAGeT.py --atlas-library=/</text:span><text:span text:style-name="T18">hpf/largeprojects/MICe/tools/atlases/Dorr_2008/ex-vivo/</text:span><text:span text:style-name="T10"> </text:span><text:span text:style-name="Source_20_Text">--output-dir=</text:span><text:span text:style-name="Source_20_Text"><text:span text:style-name="T15">full_maget</text:span></text:span><text:span text:style-name="Source_20_Text"> </text:span><text:span text:style-name="T10">--no-pairwise --registration-method=minctracc AMICO_21oct16-nlin-3.mnc --num-executors=4 --proc=1 –mem=4</text:span></text:p>
      <text:p text:style-name="P55"/>
      <text:p text:style-name="P56"><text:span text:style-name="T10">minc_label_ops --select 336,305 full_maget_more_labels/anonymous-pipeline-17-04-2017-at-10-04-53/mecp2_all-nlin-3/labels/mecp2_all-nlin-3_to_DSURQE_40micron_average_base_7-input-labels.mnc <text:s/>full_maget_more_labels/anonymous-pipeline-17-04-2017-at-10-04-53/mecp2_all-nlin-3/labels/mecp2_all-nlin-3_to_DSURQE_40micron_average_base_7-input-labels_3_CA10r.mnc</text:span></text:p>
      <text:p text:style-name="P56"/>
      <text:p text:style-name="P56"><text:span text:style-name="T10">minc_label_ops --binarize full_maget_more_labels/anonymous-pipeline-17-04-2017-at-10-04-53/mecp2_all-nlin-3/labels/mecp2_all-nlin-3_to_DSURQE_40micron_average_base_7-input-labels_3_CA10r.mnc full_maget_more_labels/anonymous-pipeline-17-04-2017-at-10-04-53/mecp2_all-nlin-3/labels/mecp2_all-nlin-3_to_DSURQE_40micron_average_base_7-input-labels_3_CA10r_binary.mnc</text:span></text:p>
      <text:p text:style-name="P12"/>
      <text:p text:style-name="P12">***<text:span text:style-name="T24">Transfering to R***</text:span></text:p>
      <text:p text:style-name="P14">ls -1 /hpf/largeprojects/MICe/kchu/fid/21oct16.fid_20161021T151945/21oct16.fid_official/<text:span text:style-name="T15">Distortion_Corrected_AMICO_brain10/*_xfm.mnc &gt; files.csv</text:span></text:p>
      <text:p text:style-name="P14"/>
      <text:p text:style-name="P42">***can edit the csv file to have multiple columns separated by commas (,)***</text:p>
      <text:p text:style-name="P21"/>
      <text:p text:style-name="P21">gf&lt;-read.csv("files.csv")</text:p>
      <text:p text:style-name="P44"><text:span text:style-name="Source_20_Text"><text:span text:style-name="T33">gf$</text:span></text:span><text:span text:style-name="Source_20_Text"><text:span text:style-name="T32">sizes &lt;- factor(</text:span></text:span><text:span text:style-name="Source_20_Text"><text:span text:style-name="T33">gf$</text:span></text:span><text:span text:style-name="Source_20_Text"><text:span text:style-name="T32">sizes, levels = c("small", "medium", "large"))</text:span></text:span></text:p>
      <text:p text:style-name="P21">values&lt;-anatGetAll(gf$Filenames,"/hpf/largeprojects/MICe/kchu/AMICO_21oct16_resampled_atlas/AMICO_21oct16-nlin-3_votedlabels.mnc", method="means")<text:span text:style-name="T15"> </text:span><text:span text:style-name="T17">#for volumes, take out the method argument</text:span></text:p>
      <text:p text:style-name="P21">values</text:p>
      <text:p text:style-name="P21"><text:soft-page-break/>values_combined&lt;-anatCombineStructures(values,method="means")</text:p>
      <text:p text:style-name="P21">values_combined</text:p>
      <text:p text:style-name="P21">values_combined[1]</text:p>
      <text:p text:style-name="P21">values_combined[1,</text:p>
      <text:p text:style-name="P21">values_combined[1,]</text:p>
      <text:p text:style-name="P21">values_combined[,1]</text:p>
      <text:p text:style-name="P21">values_combined_frame&lt;-data.frame(values_combined)</text:p>
      <text:p text:style-name="P21">values_combined_frame$amygdala</text:p>
      <text:p text:style-name="P21">values_combined_frame$hippocampus</text:p>
      <text:p text:style-name="P21">values_combined[,1]</text:p>
      <text:p text:style-name="P21">values_combined[1,]</text:p>
      <text:p text:style-name="P21">q()</text:p>
      <text:p text:style-name="P21"/>
      <text:p text:style-name="P22">***To analyze the data (example)***</text:p>
      <text:p text:style-name="P22">subset(gf,Subset==1 | Subset==3)</text:p>
      <text:p text:style-name="P22">gf_1and3&lt;-subset(gf,Subset==1 | Subset==3)</text:p>
      <text:p text:style-name="P22">values_1and3&lt;-subset(values,gf$Subset==1 | gf$Subset==3)</text:p>
      <text:p text:style-name="P22">vs&lt;-anatLm(Filenames~Subset,gf_1and3,values_1and3)</text:p>
      <text:p text:style-name="P22">qvals&lt;-anatFDR(vs)</text:p>
      <text:p text:style-name="P22">qvals <text:span text:style-name="T25">#tells you the threshold of the significant difference</text:span></text:p>
      <text:p text:style-name="P22">vs <text:span text:style-name="T25">#contains the stats values</text:span></text:p>
      <text:p text:style-name="P22">vs[,]</text:p>
      <text:p text:style-name="P22">values</text:p>
      <text:p text:style-name="P22">values[,]</text:p>
      <text:p text:style-name="P22">write.csv(values,"Values.csv")</text:p>
      <text:p text:style-name="P22">write.csv(t(values),"Values.csv")</text:p>
      <text:p text:style-name="P22">write.csv(t(data.frame(gf,values)),"Values.csv")</text:p>
      <text:p text:style-name="P22">values_combined&lt;-anatCombineStructures(values,method="means")</text:p>
      <text:p text:style-name="P22">values_combined</text:p>
      <text:p text:style-name="P22">write.csv(t(data.frame(gf,values_combined)),"Values.csv")</text:p>
      <text:p text:style-name="P22">gf_1and4&lt;-subset(gf,Subset==1 | Subset==4)</text:p>
      <text:p text:style-name="P22">values_combined_1and4&lt;-subset(values,gf$Subset==1 | gf$Subset==4)</text:p>
      <text:p text:style-name="P22">vs&lt;-anatLm(Filenames~Subset,gf_1and4,values_combined_1and4)</text:p>
      <text:p text:style-name="P22">values_combined_1and4&lt;-subset(values_combined,gf$Subset==1 | gf$Subset==4)</text:p>
      <text:p text:style-name="P22">vs&lt;-anatLm(Filenames~Subset,gf_1and4,values_combined_1and4)</text:p>
      <text:p text:style-name="P22">qvals&lt;-anatFDR(vs)</text:p>
      <text:p text:style-name="P22">qvals</text:p>
      <text:p text:style-name="P22">vs[,]</text:p>
      <text:p text:style-name="P22">DATA&lt;-data.frame(gf,values_combined)</text:p>
      <text:p text:style-name="P28">#just use barci</text:p>
      <text:p text:style-name="P22">barci(Subset,amygdala,data=DATA)</text:p>
      <text:p text:style-name="P22">barci(Subset,corpus_callosum,data=DATA)</text:p>
      <text:p text:style-name="P22">qplot(Subset,corpus_callosum,data=DATA)</text:p>
      <text:p text:style-name="P22">qplot(Subset,corpus_callosum,data=DATA,geom="boxplot")</text:p>
      <text:p text:style-name="P22">qplot(Subset,corpus_callosum,data=DATA,geom="boxplot",fill=Subset)</text:p>
      <text:p text:style-name="P22">qplot(Subset,corpus_callosum,data=DATA,fill=Subset)</text:p>
      <text:p text:style-name="P22">qplot(Subset,corpus_callosum,data=DATA,geom="bar",fill=Subset)</text:p>
      <text:p text:style-name="P22">qplot(Subset,corpus_callosum,data=DATA,fill=Subset)</text:p>
      <text:p text:style-name="P22"><text:soft-page-break/>qplot(Subset,corpus_callosum,data=DATA)</text:p>
      <text:p text:style-name="P22">qplot(Subset,corpus_callosum,data=DATA,color=Genotype)</text:p>
      <text:p text:style-name="P22">qplot(Subset,corpus_callosum,data=DATA,color=BrainNumber)</text:p>
      <text:p text:style-name="P22">qplot(Subset,cerebral_cortex_occipital_lobe,data=DATA,color=BrainNumber)</text:p>
      <text:p text:style-name="P22">barci(Subset,cerebral_cortex_occipital_lobe,data=DATA,color=BrainNumber)</text:p>
      <text:p text:style-name="P22">barci(Subset,cerebral_cortex_occipital_lobe,data=DATA,color=BrainNumber)+geom_point()</text:p>
      <text:p text:style-name="P22">cairo_pdf("Plot.pdf")</text:p>
      <text:p text:style-name="P23">barci(Subset,cerebral_cortex_occipital_lobe,data=DATA,color=BrainNumber)+geom_point()<text:span text:style-name="T27">+geom_text(aes(label=BrainNumber),hjust=-1, vjust=0)</text:span></text:p>
      <text:p text:style-name="P22">dev.off()</text:p>
      <text:p text:style-name="P48">geom_jitter()</text:p>
      <text:p text:style-name="P49">theme(axis.text.x=element_text(angle=30,hjust=1))</text:p>
      <text:p text:style-name="P49"/>
      <text:p text:style-name="P54">barci(Direction,corpus_callosum,data=DATA_ICVF_dir,color=Genotype)+geom_point()+theme(text = element_text(size=20),axis.text.x=element_text(angle=30,hjust=1))</text:p>
      <text:p text:style-name="P22"/>
      <text:p text:style-name="P24">evince Plot.pdf</text:p>
      <text:p text:style-name="P24">inkscape</text:p>
      <text:p text:style-name="P24"/>
      <text:p text:style-name="P25">barci(Genotype,cerebral_cortex_frontal_lobe,data=data_subset1)+geom_point()+geom_text(aes(label=BrainNumber),hjust=-1, vjust=0)</text:p>
      <text:p text:style-name="P26">can set ylim or xlim in the barci function</text:p>
      <text:p text:style-name="P25"/>
      <text:p text:style-name="P25"/>
      <text:p text:style-name="P25"/>
      <text:p text:style-name="P25"/>
      <text:p text:style-name="P33">***<text:span text:style-name="T27">To plot whole brain volume***</text:span></text:p>
      <text:p text:style-name="P27">#generated another input file called “files_volumes.csv”, and just follow the same steps as before in creating gf,values etc.</text:p>
      <text:p text:style-name="P27"/>
      <text:p text:style-name="P27">brainvols&lt;-rowSums(values_volume)</text:p>
      <text:p text:style-name="P27">brainvols</text:p>
      <text:p text:style-name="P27">barci(Genotype,brainvols,data=data_volume)+geom_point()+geom_text(aes(label=BrainNumber),hjust=-1, vjust=0)</text:p>
      <text:p text:style-name="P27"/>
      <text:p text:style-name="P46">***To plot the fancy brain volume maps***</text:p>
      <text:p text:style-name="P27">mask="<text:span text:style-name="T15">/hpf/largeprojects/MICe/kchu/AMICO_21oct16_resampled_atlas/mask_morph.mnc</text:span>"</text:p>
      <text:p text:style-name="P27">vs&lt;-mincLm(Filenames~Genotype,gf_volume,mask=mask)</text:p>
      <text:p text:style-name="P27">qvals&lt;-mincFDR(vs,mask=mask,method="FDR")</text:p>
      <text:p text:style-name="P27">qvals</text:p>
      <text:p text:style-name="P27">anatVol&lt;-mincGetVolume("<text:span text:style-name="T15">/hpf/largeprojects/MICe/kchu/AMICO_21oct16_nlin/AMICO_21oct16-nlin-3.mnc</text:span>")</text:p>
      <text:p text:style-name="P27">gf_volume</text:p>
      <text:p text:style-name="P27">gf_volume$Genotype</text:p>
      <text:p text:style-name="P27"><text:soft-page-break/>gf_volume$Genotype&lt;-as.factor(gf_volume$Genotype)</text:p>
      <text:p text:style-name="P27">gf_volume$Genotype</text:p>
      <text:p text:style-name="P27">vs&lt;-mincLm(Filenames~Genotype,gf_volume,mask=mask)</text:p>
      <text:p text:style-name="P27">qvals&lt;-mincFDR(vs,mask=mask,method="FDR")</text:p>
      <text:p text:style-name="P27">qvals</text:p>
      <text:p text:style-name="P27">library(plotrix)</text:p>
      <text:p text:style-name="P27">mincPlotSliceSeries(mincArray(anatVol),mincArray(vs,"tvalue-Genotype1"),anatLow=<text:span text:style-name="T37">5</text:span>00,anatHigh=<text:span text:style-name="T37">20</text:span>00,low=2.53,high=8,begin=<text:span text:style-name="T31">4</text:span>0,end=<text:span text:style-name="T31">18</text:span>0,symmetric=TRUE,legend="T-Stats")</text:p>
      <text:p text:style-name="P27"/>
      <text:p text:style-name="P32">can always replace anatVol with whatever backgroud you want, for example the average of my ICVF maps within one subset</text:p>
      <text:p text:style-name="P29"/>
      <text:p text:style-name="P29">opar &lt;- par(bg=graycolours[1])</text:p>
      <text:p text:style-name="P29">mincImage(mincArray(avg_ICVF_official_vol),slice=120,axes=F,low=0,high=1,col=graycolours)</text:p>
      <text:p text:style-name="P29">mincImage(mincArray(ICVF_diff_trial_masked),slice=120,axes=F,low=0.1,high=0.5,add=T,col=poscolours,underTransparent=T)</text:p>
      <text:p text:style-name="P29">mincImage(mincArray(ICVF_diff_trial_masked),slice=120,axes=F,low=-0.1,high=-0.5,add=T,col=negcolours,underTransparent=T)</text:p>
      <text:p text:style-name="P29">color.legend(20, -10, 70, 0, c("-0.3", "-0.1"), rev(negcolours), col="white", align="rb")</text:p>
      <text:p text:style-name="P29">color.legend(90, -10, 140, 0, c("0.1", "0.3"), poscolours, col="white", align="rb")</text:p>
      <text:p text:style-name="P29"/>
      <text:p text:style-name="P29"/>
      <text:p text:style-name="P31">***plotting effect size***</text:p>
      <text:p text:style-name="P30">group.means&lt;-mincMean(gf_ICVF_blur_1$Filenames,gf_ICVF_blur_1$Genotype)</text:p>
      <text:p text:style-name="P30">group.sd&lt;-mincSd(gf_ICVF_blur_1$Filenames,gf_ICVF_blur_1$Genotype)</text:p>
      <text:p text:style-name="P30">ES&lt;-(group.means[,"1"]-group.means[,"0"])/group.sd[,"0"]</text:p>
      <text:p text:style-name="P30">ES&lt;-ES*bimask</text:p>
      <text:p text:style-name="P30">ES,"ES.mnc",gf_ICVF_blur_1$Filenames[1])</text:p>
      <text:p text:style-name="P30">mincImage(mincArray(avg_ICVF_official_vol),slice=120,axes=F,low=0,high=1,col=graycolours)</text:p>
      <text:p text:style-name="P30">mincImage(mincArray(ES),slice=120,axes=F,low=0.1,high=10,symmetric=T,add=T,col=heat.colors(255),underTransparent=T)</text:p>
      <text:p text:style-name="P30"/>
      <text:p text:style-name="P34">***SNR ANAYLSIS***</text:p>
      <text:p text:style-name="P36">use mincGetVolume for the files as well as the ROIs for signal and noise.</text:p>
      <text:p text:style-name="P37">minc_vols &lt;- lapply(gf_snr$Filenames, mincGetVolume)</text:p>
      <text:p text:style-name="P36">both_masks &lt;- bimask_noise + (bimask_signal * 2)</text:p>
      <text:p text:style-name="P36">mean_tables &lt;- lapply(minc_vols, function(vol) tapply(vol, both_masks, mean))</text:p>
      <text:p text:style-name="P36">sd_tables &lt;- lapply(minc_vols, function(vol) tapply(vol, both_masks, sd))</text:p>
      <text:p text:style-name="P36">snr &lt;- mapply(function(m, s) m[3] / s[2], m = mean_tables, s = sd_tables)</text:p>
      <text:p text:style-name="P36"><text:soft-page-break/>t(simplify2array(snr)) ---- visualize the matrix</text:p>
      <text:p text:style-name="P36">sapply(mean_tables, function(m) m[3]) ---- visualize the column</text:p>
      <text:p text:style-name="P36"/>
      <text:p text:style-name="P35">***<text:span text:style-name="T34">GIBBS Ringing in MATLAB***</text:span></text:p>
      <text:p text:style-name="P38">directory with the software: <text:span text:style-name="T35">/hpf/largeprojects/MICe/kchu/unring_gibbs/</text:span></text:p>
      <text:p text:style-name="P39">global AMICO_code_path AMICO_data_path CAMINO_path CONFIG</text:p>
      <text:p text:style-name="P39">global niiSIGNAL niiMASK</text:p>
      <text:p text:style-name="P39">global KERNELS bMATRIX</text:p>
      <text:p text:style-name="P39"/>
      <text:p text:style-name="P39">% Path definition: adapt these to your needs</text:p>
      <text:p text:style-name="P39">% ==========================================</text:p>
      <text:p text:style-name="P39">AMICO_code_path = '/hpf/largeprojects/MICe/kchu/fid/23sep16.fid_20160923T153932/AMICO_tool/matlab';</text:p>
      <text:p text:style-name="P39">AMICO_data_path = pwd;</text:p>
      <text:p text:style-name="P39">CAMINO_path <text:s text:c="4"/>= '/axiom2/projects/software/arch/linux-precise/matlab-toolboxes/camino/bin';</text:p>
      <text:p text:style-name="P39">NODDI_path <text:s text:c="5"/>= '/axiom2/projects/software/arch/linux-precise/matlab-toolboxes/NODDI_toolbox_v0.9';</text:p>
      <text:p text:style-name="P39">SPAMS_path <text:s text:c="5"/>= '/axiom2/projects/software/arch/linux-precise/matlab-toolboxes/spams-matlab';</text:p>
      <text:p text:style-name="P39"/>
      <text:p text:style-name="P39">if ~isdeployed</text:p>
      <text:p text:style-name="P39"><text:s text:c="4"/>addpath( genpath(NODDI_path) )</text:p>
      <text:p text:style-name="P39"><text:s text:c="4"/>addpath( fullfile(SPAMS_path,'build') )</text:p>
      <text:p text:style-name="P39"><text:s text:c="4"/>addpath( fullfile(AMICO_code_path,'kernels') )</text:p>
      <text:p text:style-name="P39"><text:s text:c="4"/>addpath( fullfile(AMICO_code_path,'models') )</text:p>
      <text:p text:style-name="P39"><text:s text:c="4"/>addpath( fullfile(AMICO_code_path,'optimization') )</text:p>
      <text:p text:style-name="P39"><text:s text:c="4"/>addpath( fullfile(AMICO_code_path,'other') )</text:p>
      <text:p text:style-name="P39"><text:s text:c="4"/>addpath( fullfile(AMICO_code_path,'vendor','NIFTI') )</text:p>
      <text:p text:style-name="P39">end</text:p>
      <text:p text:style-name="P40">niiSIGNAL = load_untouch_nii( input nii filename );</text:p>
      <text:p text:style-name="P40">niiSIGNAL.img = single(niiSIGNAL.img);</text:p>
      <text:p text:style-name="P40">niiSIGNAL.img = reshape(niiSIGNAL.img,niiSIGNAL.hdr.dime.dim(2:5));</text:p>
      <text:p text:style-name="P40"/>
      <text:p text:style-name="P40">outSIGNAL.img = unring(niiSIGNAL.img)</text:p>
      <text:p text:style-name="P40">outSIGNAL.hdr = niiSIGNAL.hdr</text:p>
      <text:p text:style-name="P40">outSIGNAL.untouch = 1</text:p>
      <text:p text:style-name="P40">save_untouch_nii(outSIGNAL, 'destination/output_filename')</text:p>
      <text:p text:style-name="P40"/>
      <text:p text:style-name="P51">***new atlas***</text:p>
      <text:p text:style-name="P51">/hpf/largeprojects/MICe/tools/atlases/Dorr_2008_Steadman_2013_Ullmann_2013_Richards_2011_Qiu_2016_Egan_2015_40micron/</text:p>
      <text:p text:style-name="P36"/>
      <text:p text:style-name="P35"><text:soft-page-break/>***<text:span text:style-name="T38">when want to use ggplot to plot multiple data on the sme plot***</text:span></text:p>
      <text:p text:style-name="P53">ggplot()+geom_point(mapping=aes(x=ISOVF,y=ICVF,colour="NODDI"),data=values_NODDI_ICVF_cor_ISOVF_dataframe)+geom_point(mapping=aes(x=ISOVF,y=ICVF,colour="AMICO"),data=values_AMICO_ICVF_cor_ISOVF_dataframe)+scale_colour_manual(name="Method",breaks=c("NODDI","AMICO"),values=c(NODDI="red",AMICO="blue"))+theme(text = element_text(size=20))</text:p>
      <text:p text:style-name="P25"/>
      <text:p text:style-name="P43">png(filename = "Rplot%03d.png",</text:p>
      <text:p text:style-name="Preformatted_20_Text"><text:s text:c="4"/>width = 480, height = 480, units = "px", pointsize = 12,</text:p>
      <text:p text:style-name="Preformatted_20_Text"><text:s text:c="5"/>bg = "white", <text:s/>res = NA, ...,</text:p>
      <text:p text:style-name="P45"><text:s text:c="4"/>type = c("cairo", "cairo-png", "Xlib", "quartz"), antialias)</text:p>
      <text:p text:style-name="P25"/>
      <text:p text:style-name="P41">f &lt;- "/hpf/largeprojects/MICe/kchu/fid/21oct16.fid_20161021T151945/21oct16.fid_official/AMICO_results_official_brain10/FIT_ICVF.mnc"<text:line-break/>mf &lt;- mincArray(mincGetVolume(f))<text:line-break/><text:line-break/>library(RMINC)<text:line-break/><text:line-break/>mincPlotSliceSeries(anatomy=mf, dimension = 2, begin = 2, end=240, mfrow = c(10,10)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ohit Hindi1" svg:font-family="'Lohit Hindi'"/>
    <style:font-face style:name="Liberation Mono" svg:font-family="'Liberation Mono'" style:font-family-generic="modern" style:font-pitch="fixed"/>
    <style:font-face style:name="WenQuanYi Micro Hei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" style:font-family-asian="'Droid Sans'" style:font-family-generic-asian="system" style:font-pitch-asian="variable" style:font-size-asian="24pt" style:font-weight-asian="bold" style:font-name-complex="Lohit Hindi" style:font-family-complex="'Lohit Hind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WenQuanYi Micro Hei" style:font-family-asian="'WenQuanYi Micro Hei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Micro Hei" style:font-family-asian="'WenQuanYi Micro Hei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6T13:30:01.004853867</meta:creation-date>
    <dc:date>2017-04-19T17:26:23.056098204</dc:date>
    <meta:editing-duration>P69DT14H34M47S</meta:editing-duration>
    <meta:editing-cycles>37</meta:editing-cycles>
    <meta:generator>LibreOffice/4.2.8.2$Linux_X86_64 LibreOffice_project/420m0$Build-2</meta:generator>
    <meta:document-statistic meta:table-count="0" meta:image-count="0" meta:object-count="0" meta:page-count="8" meta:paragraph-count="187" meta:word-count="966" meta:character-count="13588" meta:non-whitespace-character-count="12758"/>
  </office:meta>
</office:document-meta>
</file>